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([.B2]-[.B3])/([.A2]-[.A3])" office:value-type="float" office:value="0.4" calcext:value-type="float">
            <text:p>0.4</text:p>
          </table:table-cell>
          <table:table-cell table:formula="of:=([.C2]-[.C3])/([.A2]-[.A4])" office:value-type="float" office:value="2.4" calcext:value-type="float">
            <text:p>2.4</text:p>
          </table:table-cell>
          <table:table-cell table:formula="of:=([.D2]-[.D3])/([.A2]-[.A5])" office:value-type="float" office:value="-0.685416666666667" calcext:value-type="float">
            <text:p>-0.685416666666667</text:p>
          </table:table-cell>
          <table:table-cell table:formula="of:=([.E2]-[.E3])/([.A2]-[.A6])" office:value-type="float" office:value="-0.205902777777778" calcext:value-type="float">
            <text:p>-0.20590277777777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B3]-[.B4])/([.A3]-[.A4])" office:value-type="float" office:value="10" calcext:value-type="float">
            <text:p>10</text:p>
          </table:table-cell>
          <table:table-cell table:formula="of:=([.C3]-[.C4])/([.A3]-[.A5])" office:value-type="float" office:value="-3.08333333333333" calcext:value-type="float">
            <text:p>-3.08333333333333</text:p>
          </table:table-cell>
          <table:table-cell table:formula="of:=([.D3]-[.D4])/([.A3]-[.A6])" office:value-type="float" office:value="-1.09722222222222" calcext:value-type="float">
            <text:p>-1.0972222222222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([.B4]-[.B5])/([.A4]-[.A5])" office:value-type="float" office:value="0.75" calcext:value-type="float">
            <text:p>0.75</text:p>
          </table:table-cell>
          <table:table-cell table:formula="of:=([.C4]-[.C5])/([.A4]-[.A6])" office:value-type="float" office:value="0.208333333333333" calcext:value-type="float">
            <text:p>0.2083333333333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B5]-[.B6])/([.A5]-[.A6])" office:value-type="float" office:value="0.333333333333333" calcext:value-type="float">
            <text:p>0.333333333333333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8:33.049531594</meta:creation-date>
    <dc:date>2018-10-09T17:26:14.216156087</dc:date>
    <meta:editing-duration>PT2H36M30S</meta:editing-duration>
    <meta:editing-cycles>1</meta:editing-cycles>
    <meta:document-statistic meta:table-count="1" meta:cell-count="22" meta:object-count="0"/>
    <meta:generator>LibreOffice/6.0.6.2$Linux_X86_64 LibreOffice_project/00m0$Build-2</meta:generator>
  </office:meta>
</office:document-meta>
</file>